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U response tests 15 Mar 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G tim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n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10H03M00S" calcext:value-type="time">
            <text:p>10:03:00 AM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/>
          <table:table-cell office:value-type="time" office:time-value="PT10H04M00S" calcext:value-type="time">
            <text:p>10:04:00 AM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/>
          <table:table-cell office:value-type="time" office:time-value="PT10H06M00S" calcext:value-type="time">
            <text:p>10:06:00 AM</text:p>
          </table:table-cell>
          <table:table-cell/>
          <table:table-cell office:value-type="string" calcext:value-type="string">
            <text:p>ING GLUCOSE 0.5g/kg</text:p>
          </table:table-cell>
        </table:table-row>
        <table:table-row table:style-name="ro1">
          <table:table-cell/>
          <table:table-cell office:value-type="time" office:time-value="PT10H07M00S" calcext:value-type="time">
            <text:p>10:07:00 AM</text:p>
          </table:table-cell>
          <table:table-cell office:value-type="float" office:value="25.2" calcext:value-type="float">
            <text:p>25.2</text:p>
          </table:table-cell>
          <table:table-cell/>
        </table:table-row>
        <table:table-row table:style-name="ro1">
          <table:table-cell/>
          <table:table-cell office:value-type="time" office:time-value="PT10H07M30S" calcext:value-type="time">
            <text:p>10:07:30 AM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/>
          <table:table-cell office:value-type="time" office:time-value="PT10H08M00S" calcext:value-type="time">
            <text:p>10:08:00 AM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/>
          <table:table-cell office:value-type="time" office:time-value="PT10H08M15S" calcext:value-type="time">
            <text:p>10:08:15 AM</text:p>
          </table:table-cell>
          <table:table-cell office:value-type="float" office:value="22.4" calcext:value-type="float">
            <text:p>22.4</text:p>
          </table:table-cell>
          <table:table-cell/>
        </table:table-row>
        <table:table-row table:style-name="ro1">
          <table:table-cell/>
          <table:table-cell office:value-type="time" office:time-value="PT10H08M45S" calcext:value-type="time">
            <text:p>10:08:45 AM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time" office:time-value="PT10H09M00S" calcext:value-type="time">
            <text:p>10:09:00 AM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/>
          <table:table-cell office:value-type="time" office:time-value="PT10H09M20S" calcext:value-type="time">
            <text:p>10:09:20 AM</text:p>
          </table:table-cell>
          <table:table-cell office:value-type="float" office:value="20.8" calcext:value-type="float">
            <text:p>20.8</text:p>
          </table:table-cell>
          <table:table-cell/>
        </table:table-row>
        <table:table-row table:style-name="ro1">
          <table:table-cell/>
          <table:table-cell office:value-type="time" office:time-value="PT10H09M40S" calcext:value-type="time">
            <text:p>10:09:40 A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time" office:time-value="PT10H10M00S" calcext:value-type="time">
            <text:p>10:10:00 AM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/>
          <table:table-cell office:value-type="time" office:time-value="PT10H10M15S" calcext:value-type="time">
            <text:p>10:10:15 A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time" office:time-value="PT10H10M30S" calcext:value-type="time">
            <text:p>10:10:30 AM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time" office:time-value="PT10H10M45S" calcext:value-type="time">
            <text:p>10:10:45 AM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time" office:time-value="PT10H11M00S" calcext:value-type="time">
            <text:p>10:11:00 AM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/>
          <table:table-cell office:value-type="time" office:time-value="PT10H11M15S" calcext:value-type="time">
            <text:p>10:11:15 AM</text:p>
          </table:table-cell>
          <table:table-cell office:value-type="float" office:value="17.8" calcext:value-type="float">
            <text:p>17.8</text:p>
          </table:table-cell>
          <table:table-cell/>
        </table:table-row>
        <table:table-row table:style-name="ro1">
          <table:table-cell/>
          <table:table-cell office:value-type="time" office:time-value="PT10H11M30S" calcext:value-type="time">
            <text:p>10:11:30 AM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time" office:time-value="PT10H11M45S" calcext:value-type="time">
            <text:p>10:11:45 AM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time" office:time-value="PT10H12M00S" calcext:value-type="time">
            <text:p>10:12:00 A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time" office:time-value="PT10H12M15S" calcext:value-type="time">
            <text:p>10:12:15 AM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/>
          <table:table-cell office:value-type="time" office:time-value="PT10H12M30S" calcext:value-type="time">
            <text:p>10:12:30 A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time" office:time-value="PT10H12M45S" calcext:value-type="time">
            <text:p>10:12:45 AM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/>
          <table:table-cell office:value-type="time" office:time-value="PT10H13M00S" calcext:value-type="time">
            <text:p>10:13:00 A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time" office:time-value="PT10H13M15S" calcext:value-type="time">
            <text:p>10:13:15 AM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/>
          <table:table-cell office:value-type="time" office:time-value="PT10H13M30S" calcext:value-type="time">
            <text:p>10:13:30 AM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/>
          <table:table-cell office:value-type="time" office:time-value="PT10H13M45S" calcext:value-type="time">
            <text:p>10:13:45 AM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/>
          <table:table-cell office:value-type="time" office:time-value="PT10H14M00S" calcext:value-type="time">
            <text:p>10:14:00 AM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time" office:time-value="PT10H14M15S" calcext:value-type="time">
            <text:p>10:14:15 AM</text:p>
          </table:table-cell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/>
          <table:table-cell office:value-type="time" office:time-value="PT10H14M30S" calcext:value-type="time">
            <text:p>10:14:30 AM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/>
          <table:table-cell office:value-type="time" office:time-value="PT10H14M45S" calcext:value-type="time">
            <text:p>10:14:45 AM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time" office:time-value="PT10H15M00S" calcext:value-type="time">
            <text:p>10:15:00 AM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/>
          <table:table-cell office:value-type="time" office:time-value="PT10H15M15S" calcext:value-type="time">
            <text:p>10:15:15 AM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/>
          <table:table-cell office:value-type="time" office:time-value="PT10H15M30S" calcext:value-type="time">
            <text:p>10:15:30 AM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/>
          <table:table-cell office:value-type="time" office:time-value="PT10H16M00S" calcext:value-type="time">
            <text:p>10:16:00 AM</text:p>
          </table:table-cell>
          <table:table-cell office:value-type="float" office:value="12.7" calcext:value-type="float">
            <text:p>12.7</text:p>
          </table:table-cell>
          <table:table-cell/>
        </table:table-row>
        <table:table-row table:style-name="ro1">
          <table:table-cell/>
          <table:table-cell office:value-type="time" office:time-value="PT10H16M30S" calcext:value-type="time">
            <text:p>10:16:30 AM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/>
          <table:table-cell office:value-type="time" office:time-value="PT10H17M00S" calcext:value-type="time">
            <text:p>10:17:00 AM</text:p>
          </table:table-cell>
          <table:table-cell office:value-type="float" office:value="13.4" calcext:value-type="float">
            <text:p>13.4</text:p>
          </table:table-cell>
          <table:table-cell/>
        </table:table-row>
        <table:table-row table:style-name="ro1">
          <table:table-cell/>
          <table:table-cell office:value-type="time" office:time-value="PT10H17M30S" calcext:value-type="time">
            <text:p>10:17:30 AM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time" office:time-value="PT10H18M00S" calcext:value-type="time">
            <text:p>10:18:00 AM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/>
          <table:table-cell office:value-type="time" office:time-value="PT10H18M30S" calcext:value-type="time">
            <text:p>10:18:30 AM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/>
          <table:table-cell office:value-type="time" office:time-value="PT10H19M00S" calcext:value-type="time">
            <text:p>10:19:00 AM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/>
          <table:table-cell office:value-type="time" office:time-value="PT10H19M30S" calcext:value-type="time">
            <text:p>10:19:30 AM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/>
          <table:table-cell office:value-type="time" office:time-value="PT10H20M00S" calcext:value-type="time">
            <text:p>10:20:00 A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time" office:time-value="PT10H20M30S" calcext:value-type="time">
            <text:p>10:20:30 AM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/>
          <table:table-cell office:value-type="time" office:time-value="PT10H21M00S" calcext:value-type="time">
            <text:p>10:21:00 AM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/>
          <table:table-cell office:value-type="time" office:time-value="PT10H22M00S" calcext:value-type="time">
            <text:p>10:22:00 AM</text:p>
          </table:table-cell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/>
          <table:table-cell office:value-type="time" office:time-value="PT10H23M00S" calcext:value-type="time">
            <text:p>10:23:00 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time" office:time-value="PT10H24M00S" calcext:value-type="time">
            <text:p>10:24:00 AM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/>
          <table:table-cell office:value-type="time" office:time-value="PT10H25M00S" calcext:value-type="time">
            <text:p>10:25:00 AM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/>
          <table:table-cell office:value-type="time" office:time-value="PT10H26M00S" calcext:value-type="time">
            <text:p>10:26:00 AM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/>
          <table:table-cell office:value-type="time" office:time-value="PT10H27M00S" calcext:value-type="time">
            <text:p>10:27:00 AM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/>
          <table:table-cell office:value-type="time" office:time-value="PT10H28M00S" calcext:value-type="time">
            <text:p>10:28:00 AM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/>
          <table:table-cell office:value-type="time" office:time-value="PT10H29M00S" calcext:value-type="time">
            <text:p>10:29:00 AM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nn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14H48M00S" calcext:value-type="time">
            <text:p>02:48:00 P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time" office:time-value="PT14H51M30S" calcext:value-type="time">
            <text:p>02:51:30 PM</text:p>
          </table:table-cell>
          <table:table-cell/>
          <table:table-cell office:value-type="string" calcext:value-type="string">
            <text:p>ING GLUCOSE 0.5g/kg</text:p>
          </table:table-cell>
        </table:table-row>
        <table:table-row table:style-name="ro1">
          <table:table-cell/>
          <table:table-cell office:value-type="time" office:time-value="PT14H53M00S" calcext:value-type="time">
            <text:p>02:53:00 P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time" office:time-value="PT14H53M30S" calcext:value-type="time">
            <text:p>02:53:30 PM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/>
          <table:table-cell office:value-type="time" office:time-value="PT14H54M00S" calcext:value-type="time">
            <text:p>02:54:00 PM</text:p>
          </table:table-cell>
          <table:table-cell office:value-type="float" office:value="21.8" calcext:value-type="float">
            <text:p>21.8</text:p>
          </table:table-cell>
          <table:table-cell/>
        </table:table-row>
        <table:table-row table:style-name="ro1">
          <table:table-cell/>
          <table:table-cell office:value-type="time" office:time-value="PT14H54M15S" calcext:value-type="time">
            <text:p>02:54:15 PM</text:p>
          </table:table-cell>
          <table:table-cell office:value-type="float" office:value="21.4" calcext:value-type="float">
            <text:p>21.4</text:p>
          </table:table-cell>
          <table:table-cell/>
        </table:table-row>
        <table:table-row table:style-name="ro1">
          <table:table-cell/>
          <table:table-cell office:value-type="time" office:time-value="PT14H54M30S" calcext:value-type="time">
            <text:p>02:54:30 PM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time" office:time-value="PT14H55M00S" calcext:value-type="time">
            <text:p>02:55:00 PM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/>
          <table:table-cell office:value-type="time" office:time-value="PT14H55M30S" calcext:value-type="time">
            <text:p>02:55:30 PM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/>
          <table:table-cell office:value-type="time" office:time-value="PT14H56M00S" calcext:value-type="time">
            <text:p>02:56:00 PM</text:p>
          </table:table-cell>
          <table:table-cell office:value-type="float" office:value="21.8" calcext:value-type="float">
            <text:p>21.8</text:p>
          </table:table-cell>
          <table:table-cell/>
        </table:table-row>
        <table:table-row table:style-name="ro1">
          <table:table-cell/>
          <table:table-cell office:value-type="time" office:time-value="PT14H56M30S" calcext:value-type="time">
            <text:p>02:56:30 PM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/>
          <table:table-cell office:value-type="time" office:time-value="PT14H57M00S" calcext:value-type="time">
            <text:p>02:57:00 PM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/>
          <table:table-cell office:value-type="time" office:time-value="PT14H57M30S" calcext:value-type="time">
            <text:p>02:57:30 P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time" office:time-value="PT14H58M00S" calcext:value-type="time">
            <text:p>02:58:00 PM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/>
          <table:table-cell office:value-type="time" office:time-value="PT14H58M30S" calcext:value-type="time">
            <text:p>02:58:30 PM</text:p>
          </table:table-cell>
          <table:table-cell office:value-type="float" office:value="18.9" calcext:value-type="float">
            <text:p>18.9</text:p>
          </table:table-cell>
          <table:table-cell/>
        </table:table-row>
        <table:table-row table:style-name="ro1">
          <table:table-cell/>
          <table:table-cell office:value-type="time" office:time-value="PT14H59M00S" calcext:value-type="time">
            <text:p>02:59:00 PM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/>
          <table:table-cell office:value-type="time" office:time-value="PT14H59M30S" calcext:value-type="time">
            <text:p>02:59:30 PM</text:p>
          </table:table-cell>
          <table:table-cell office:value-type="float" office:value="18.7" calcext:value-type="float">
            <text:p>18.7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float" office:value="17.9" calcext:value-type="float">
            <text:p>17.9</text:p>
          </table:table-cell>
          <table:table-cell/>
        </table:table-row>
        <table:table-row table:style-name="ro1">
          <table:table-cell/>
          <table:table-cell office:value-type="time" office:time-value="PT15H00M30S" calcext:value-type="time">
            <text:p>03:00:30 PM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time" office:time-value="PT15H01M00S" calcext:value-type="time">
            <text:p>03:01:00 PM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/>
          <table:table-cell office:value-type="time" office:time-value="PT15H01M30S" calcext:value-type="time">
            <text:p>03:01:30 PM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/>
          <table:table-cell office:value-type="time" office:time-value="PT15H02M30S" calcext:value-type="time">
            <text:p>03:02:30 PM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/>
          <table:table-cell office:value-type="time" office:time-value="PT15H05M00S" calcext:value-type="time">
            <text:p>03:05:00 PM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time" office:time-value="PT15H06M30S" calcext:value-type="time">
            <text:p>03:06:30 PM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time" office:time-value="PT15H08M00S" calcext:value-type="time">
            <text:p>03:08:00 PM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1">
          <table:table-cell/>
          <table:table-cell office:value-type="time" office:time-value="PT15H10M00S" calcext:value-type="time">
            <text:p>03:10:00 PM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/>
          <table:table-cell office:value-type="time" office:time-value="PT15H12M30S" calcext:value-type="time">
            <text:p>03:12:30 PM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/>
          <table:table-cell office:value-type="time" office:time-value="PT15H14M00S" calcext:value-type="time">
            <text:p>03:14:00 PM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/>
          <table:table-cell office:value-type="time" office:time-value="PT15H16M30S" calcext:value-type="time">
            <text:p>03:16:30 PM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time" office:time-value="PT15H20M00S" calcext:value-type="time">
            <text:p>03:20:00 PM</text:p>
          </table:table-cell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/>
          <table:table-cell office:value-type="time" office:time-value="PT15H25M00S" calcext:value-type="time">
            <text:p>03:25:00 PM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/>
          <table:table-cell office:value-type="time" office:time-value="PT15H29M00S" calcext:value-type="time">
            <text:p>03:29:00 PM</text:p>
          </table:table-cell>
          <table:table-cell office:value-type="float" office:value="13.4" calcext:value-type="float">
            <text:p>13.4</text:p>
          </table:table-cell>
          <table:table-cell/>
        </table:table-row>
        <table:table-row table:style-name="ro1">
          <table:table-cell/>
          <table:table-cell office:value-type="time" office:time-value="PT15H33M00S" calcext:value-type="time">
            <text:p>03:33:00 PM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/>
          <table:table-cell office:value-type="time" office:time-value="PT15H39M00S" calcext:value-type="time">
            <text:p>03:39:00 PM</text:p>
          </table:table-cell>
          <table:table-cell office:value-type="float" office:value="11.9" calcext:value-type="float">
            <text:p>11.9</text:p>
          </table:table-cell>
          <table:table-cell/>
        </table:table-row>
        <table:table-row table:style-name="ro1">
          <table:table-cell/>
          <table:table-cell office:value-type="time" office:time-value="PT15H40M00S" calcext:value-type="time">
            <text:p>03:40:00 P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time" office:time-value="PT15H44M30S" calcext:value-type="time">
            <text:p>03:44:30 PM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/>
          <table:table-cell office:value-type="time" office:time-value="PT15H51M00S" calcext:value-type="time">
            <text:p>03:51:00 PM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/>
          <table:table-cell office:value-type="time" office:time-value="PT15H56M00S" calcext:value-type="time">
            <text:p>03:56:00 PM</text:p>
          </table:table-cell>
          <table:table-cell office:value-type="float" office:value="7.3" calcext:value-type="float">
            <text:p>7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8:27:00.905049287</meta:creation-date>
    <dc:date>2022-03-15T18:57:51.849766021</dc:date>
    <meta:editing-duration>PT17M19S</meta:editing-duration>
    <meta:editing-cycles>4</meta:editing-cycles>
    <meta:generator>LibreOffice/6.0.7.3$Linux_X86_64 LibreOffice_project/00m0$Build-3</meta:generator>
    <meta:document-statistic meta:table-count="1" meta:cell-count="188" meta:object-count="0"/>
  </office:meta>
</office:document-meta>
</file>